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60300000496A9C53FF01C40E45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="solid" draw:fill-color="#729fcf" draw:opacity="20%" draw:textarea-horizontal-align="justify" draw:textarea-vertical-align="middle" draw:auto-grow-height="false" fo:min-height="14.25cm" fo:min-width="7.8cm" draw:shadow-opacity="20%"/>
    </style:style>
    <style:style style:name="gr3" style:family="graphic" style:parent-style-name="standard">
      <style:graphic-properties draw:fill="solid" draw:fill-color="#ec9ba4" draw:opacity="20%" draw:textarea-horizontal-align="justify" draw:textarea-vertical-align="middle" draw:auto-grow-height="false" fo:min-height="14.25cm" fo:min-width="9.8cm" draw:shadow-opacity="2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7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fo:min-height="0.7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729fcf" draw:opacity="20%"/>
      <style:paragraph-properties fo:text-align="center"/>
    </style:style>
    <style:style style:name="P3" style:family="paragraph">
      <loext:graphic-properties draw:fill="solid" draw:fill-color="#ec9ba4" draw:opacity="20%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</style:style>
    <style:style style:name="P6" style:family="paragraph">
      <style:text-properties fo:font-size="12pt" style:font-size-asian="18pt" style:font-size-complex="18pt"/>
    </style:style>
    <style:style style:name="P7" style:family="paragraph">
      <loext:graphic-properties draw:fill="none" draw:fill-color="#ffffff"/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4.492cm" svg:x="1.001cm" svg:y="2.6cm">
          <draw:image xlink:href="Pictures/100002010000060300000496A9C53FF01C40E455.png" xlink:type="simple" xlink:show="embed" xlink:actuate="onLoad" loext:mime-type="image/png">
            <text:p/>
          </draw:image>
        </draw:frame>
        <draw:custom-shape draw:style-name="gr2" draw:text-style-name="P2" draw:layer="layout" svg:width="8.3cm" svg:height="14.5cm" svg:x="1cm" svg:y="2.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10.3cm" svg:height="14.5cm" svg:x="9.8cm" svg:y="2.6cm">
          <text:p/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3.673cm" svg:height="0.962cm" svg:x="3.5cm" svg:y="16.1cm">
          <draw:text-box>
            <text:p>ENCODER</text:p>
          </draw:text-box>
        </draw:frame>
        <draw:frame draw:style-name="gr4" draw:text-style-name="P4" draw:layer="layout" svg:width="3.673cm" svg:height="0.962cm" svg:x="13.301cm" svg:y="16.1cm">
          <draw:text-box>
            <text:p>DECODER</text:p>
          </draw:text-box>
        </draw:frame>
        <draw:frame draw:style-name="gr5" draw:text-style-name="P5" draw:layer="layout" svg:width="3.6cm" svg:height="1cm" svg:x="7.9cm" svg:y="17.4cm">
          <draw:text-box>
            <text:p>bottleneck</text:p>
          </draw:text-box>
        </draw:frame>
        <draw:frame draw:style-name="gr6" draw:text-style-name="P7" draw:layer="layout" svg:width="2.585cm" svg:height="0.725cm" svg:x="9.858cm" svg:y="16.1cm">
          <draw:text-box>
            <text:p text:style-name="P6">512 x 3 x 4</text:p>
          </draw:text-box>
        </draw:frame>
        <draw:frame draw:style-name="gr6" draw:text-style-name="P7" draw:layer="layout" svg:width="2.585cm" svg:height="0.725cm" svg:x="11.859cm" svg:y="14.601cm">
          <draw:text-box>
            <text:p text:style-name="P6">256 x 6 x 8</text:p>
          </draw:text-box>
        </draw:frame>
        <draw:frame draw:style-name="gr6" draw:text-style-name="P7" draw:layer="layout" svg:width="2.585cm" svg:height="0.725cm" svg:x="7.259cm" svg:y="14.401cm">
          <draw:text-box>
            <text:p text:style-name="P6">256 x 3 x 4</text:p>
          </draw:text-box>
        </draw:frame>
        <draw:frame draw:style-name="gr6" draw:text-style-name="P7" draw:layer="layout" svg:width="2.585cm" svg:height="0.725cm" svg:x="12.86cm" svg:y="13.302cm">
          <draw:text-box>
            <text:p text:style-name="P6">256 x 6 x 8</text:p>
          </draw:text-box>
        </draw:frame>
        <draw:frame draw:style-name="gr6" draw:text-style-name="P7" draw:layer="layout" svg:width="3.059cm" svg:height="0.725cm" svg:x="13.161cm" svg:y="11.903cm">
          <draw:text-box>
            <text:p text:style-name="P6">128 x 12 x 16</text:p>
          </draw:text-box>
        </draw:frame>
        <draw:frame draw:style-name="gr6" draw:text-style-name="P7" draw:layer="layout" svg:width="3.059cm" svg:height="0.725cm" svg:x="14.162cm" svg:y="10.704cm">
          <draw:text-box>
            <text:p text:style-name="P6">128 x 12 x 16</text:p>
          </draw:text-box>
        </draw:frame>
        <draw:frame draw:style-name="gr6" draw:text-style-name="P7" draw:layer="layout" svg:width="2.822cm" svg:height="0.725cm" svg:x="14.163cm" svg:y="9.605cm">
          <draw:text-box>
            <text:p text:style-name="P6">64 x 48 x 64</text:p>
          </draw:text-box>
        </draw:frame>
        <draw:frame draw:style-name="gr6" draw:text-style-name="P7" draw:layer="layout" svg:width="2.822cm" svg:height="0.725cm" svg:x="15.263cm" svg:y="8.406cm">
          <draw:text-box>
            <text:p text:style-name="P6">64 x 48 x 64</text:p>
          </draw:text-box>
        </draw:frame>
        <draw:frame draw:style-name="gr6" draw:text-style-name="P7" draw:layer="layout" svg:width="3.059cm" svg:height="0.725cm" svg:x="15.363cm" svg:y="7.207cm">
          <draw:text-box>
            <text:p text:style-name="P6">64 x 96 x 128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7-11-03T16:33:14.120028919</meta:creation-date>
    <dc:date>2021-08-31T14:46:54.219188314</dc:date>
    <meta:editing-duration>PT1H27M3S</meta:editing-duration>
    <meta:editing-cycles>21</meta:editing-cycles>
    <meta:generator>LibreOffice/6.4.7.2$Linux_X86_64 LibreOffice_project/40$Build-2</meta:generator>
    <meta:document-statistic meta:object-count="15"/>
  </office:meta>
</office:document-meta>
</file>